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953a2" officeooo:paragraph-rsid="000953a2"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0cf0b0" officeooo:paragraph-rsid="000cf0b0"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fa9bb" officeooo:paragraph-rsid="000fa9bb"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953a2" officeooo:paragraph-rsid="000953a2"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a4e3" officeooo:paragraph-rsid="000953a2"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cf0b0" officeooo:paragraph-rsid="000cf0b0" style:font-weight-asian="normal" style:font-weight-complex="normal"/>
    </style:style>
    <style:style style:name="P7" style:family="paragraph" style:parent-style-name="Standard">
      <style:paragraph-properties fo:text-align="center" style:justify-single-word="false"/>
      <style:text-properties style:text-underline-style="none" fo:font-weight="bold" officeooo:rsid="000953a2" officeooo:paragraph-rsid="000953a2"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16d90e" officeooo:paragraph-rsid="0016d90e"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182c04" officeooo:paragraph-rsid="00182c04" style:font-weight-asian="bold" style:font-weight-complex="bold"/>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953a2" officeooo:paragraph-rsid="000953a2" style:font-size-asian="16pt" style:font-weight-asian="bold" style:font-size-complex="16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a4e3" style:font-weight-asian="normal" style:font-weight-complex="normal"/>
    </style:style>
    <style:style style:name="T3" style:family="text">
      <style:text-properties style:text-underline-style="none" fo:font-weight="normal" officeooo:rsid="000e29ad" style:font-weight-asian="normal" style:font-weight-complex="normal"/>
    </style:style>
    <style:style style:name="T4" style:family="text">
      <style:text-properties style:text-underline-style="none" fo:font-weight="normal" officeooo:rsid="00115eaf" style:font-weight-asian="normal" style:font-weight-complex="normal"/>
    </style:style>
    <style:style style:name="T5" style:family="text">
      <style:text-properties style:text-underline-style="none" fo:font-weight="normal" officeooo:rsid="0012fdb7" style:font-weight-asian="normal" style:font-weight-complex="normal"/>
    </style:style>
    <style:style style:name="T6" style:family="text">
      <style:text-properties style:text-underline-style="none" fo:font-weight="normal" officeooo:rsid="0014e326" style:font-weight-asian="normal" style:font-weight-complex="normal"/>
    </style:style>
    <style:style style:name="T7" style:family="text">
      <style:text-properties style:text-underline-style="none" fo:font-weight="normal" officeooo:rsid="0015778b" style:font-weight-asian="normal" style:font-weight-complex="normal"/>
    </style:style>
    <style:style style:name="T8" style:family="text">
      <style:text-properties style:text-underline-style="none" fo:font-weight="normal" officeooo:rsid="00199dac" style:font-weight-asian="normal" style:font-weight-complex="normal"/>
    </style:style>
    <style:style style:name="T9" style:family="text">
      <style:text-properties style:text-underline-style="none" fo:font-weight="normal" officeooo:rsid="001fd0ac" style:font-weight-asian="normal" style:font-weight-complex="normal"/>
    </style:style>
    <style:style style:name="T10" style:family="text">
      <style:text-properties style:text-underline-style="none" fo:font-weight="normal" officeooo:rsid="0022ead0" style:font-weight-asian="normal" style:font-weight-complex="normal"/>
    </style:style>
    <style:style style:name="T11" style:family="text">
      <style:text-properties style:text-underline-style="none" fo:font-weight="normal" officeooo:rsid="0022ff9a" style:font-weight-asian="normal" style:font-weight-complex="normal"/>
    </style:style>
    <style:style style:name="T12" style:family="text">
      <style:text-properties style:text-underline-style="none" fo:font-weight="normal" officeooo:rsid="00230375" style:font-weight-asian="normal" style:font-weight-complex="normal"/>
    </style:style>
    <style:style style:name="T13" style:family="text">
      <style:text-properties officeooo:rsid="00182c04"/>
    </style:style>
    <style:style style:name="T14" style:family="text">
      <style:text-properties fo:font-weight="normal" style:font-weight-asian="normal" style:font-weight-complex="normal"/>
    </style:style>
    <style:style style:name="T15" style:family="text">
      <style:text-properties fo:font-weight="normal" officeooo:rsid="00182c04" style:font-weight-asian="normal" style:font-weight-complex="normal"/>
    </style:style>
    <style:style style:name="T16" style:family="text">
      <style:text-properties officeooo:rsid="001ac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6">Scale-resolving simulations of three-dimensional g</text:span>ravity currents beyond the Boussinesq limit</text:p>
      <text:p text:style-name="P7"/>
      <text:p text:style-name="P7">Paul Bartholomew &amp; Sylvain Laizet</text:p>
      <text:p text:style-name="P7"/>
      <text:p text:style-name="P8"><text:span text:style-name="T13">Affiliation:</text:span><text:span text:style-name="T15"> </text:span><text:span text:style-name="T14">Department of Aeronautics, Imperial College London</text:span></text:p>
      <text:p text:style-name="P9">Student Status:<text:span text:style-name="T14"> None</text:span></text:p>
      <text:p text:style-name="P4"/>
      <text:p text:style-name="P1"><text:span text:style-name="T1">Gravity currents are flows driven by the horizontal pressure gradient arising from different density fluids in a gravity field. They are frequently found in nature for example at river deltas sediment or salinity may drive gravity currents and are often destructive with avalanches and pyroclastic flows being examples. </text:span><text:span text:style-name="T2">A better understanding of the physics of gravity currents is therefore vital to be able to predict and assess their risk.</text:span></text:p>
      <text:p text:style-name="P5"/>
      <text:p text:style-name="P2"><text:span text:style-name="T1">The Boussinesq approximation is often employed to simulate gravity currents. This allows an existing incompressible flow solver to be readily used by incorporation of a concentration field giving the buoyancy term, however it is inherently limiting in the density </text:span><text:span text:style-name="T3">differences</text:span><text:span text:style-name="T1"> that may be studied – typically on the order of </text:span><text:span text:style-name="T12">less than</text:span><text:span text:style-name="T1"> 1%. In addition, simulations are frequently two-dimensional – </text:span><text:span text:style-name="T6">seemingly </text:span><text:span text:style-name="T1">a reasonable assumption based on the predominantly two-dimensional nature of the flow.</text:span></text:p>
      <text:p text:style-name="P6"/>
      <text:p text:style-name="P3"><text:span text:style-name="T1">In this talk we will present </text:span><text:span text:style-name="T4">our results from </text:span><text:span text:style-name="T1">studying gravity currents beyond the Boussinesq limit using the open-source </text:span><text:span text:style-name="T8">high-order </text:span><text:span text:style-name="T1">CFD </text:span><text:span text:style-name="T9">framework</text:span><text:span text:style-name="T1"> </text:span><text:span text:style-name="T9">X</text:span><text:span text:style-name="T1">compact3d. This builds upon previous work to implement a variable density solver for the Low Mach Number approximation and enables </text:span><text:span text:style-name="T10">the simulation </text:span><text:span text:style-name="T11">of</text:span><text:span text:style-name="T1"> density ratios for which the Boussinesq approximation no longer applies. </text:span><text:span text:style-name="T5">Simulations in two- and three-dimensions show that over longer times the two-dimensional results under predict the distance travelled by the gravity current. </text:span><text:span text:style-name="T7">We also find an inverse effect of density ratio with the difference between two- and three-dimensional results being most pronounced for simulations in or near the Boussinesq li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4:24:02.707160139</meta:creation-date>
    <dc:date>2019-04-25T10:21:22.451390541</dc:date>
    <meta:editing-duration>PT4H47M38S</meta:editing-duration>
    <meta:editing-cycles>23</meta:editing-cycles>
    <meta:generator>LibreOffice/5.1.6.2$Linux_X86_64 LibreOffice_project/10m0$Build-2</meta:generator>
    <meta:document-statistic meta:table-count="0" meta:image-count="0" meta:object-count="0" meta:page-count="1" meta:paragraph-count="7" meta:word-count="270" meta:character-count="1851" meta:non-whitespace-character-count="1586"/>
  </office:meta>
</office:document-meta>
</file>